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抓取任务描述：</text:p>
      <text:p text:style-name="Standard"/>
      <text:list xml:id="list1620459341" text:style-name="L1">
        <text:list-item>
          <text:p text:style-name="P1">关键词搜索抓取：</text:p>
          <text:list>
            <text:list-item>
              <text:p text:style-name="P1">百度新闻搜索：从news.baidu.com搜索关键词，提取搜索结果页面的url、来源网站名称、发布时间；再进一步抓取提取的新闻url从中提取正文内容；将提取的信息存入数据库。</text:p>
              <text:list>
                <text:list-item>
                  <text:p text:style-name="P1">百度新闻搜索的历史抓取：比如抓取“google”在2012-01-01 ~ 2012-01-15的新闻，借助“高级搜索”中的起始时间参数。</text:p>
                </text:list-item>
              </text:list>
            </text:list-item>
            <text:list-item>
              <text:p text:style-name="P1">论坛搜索抓取： 流程同百度新闻，来源有qihoo论坛搜索、sogou论坛搜索、</text:p>
            </text:list-item>
            <text:list-item>
              <text:p text:style-name="P1">微博搜索抓取：在s.weibo.com搜索关键词，提取搜索结果页面的数据并存入数据库。另外的辅助来源有，</text:p>
              <text:list>
                <text:list-item>
                  <text:p text:style-name="P1">百度微博搜索：<text:a xlink:type="simple" xlink:href="http://www.baidu.com/s?rtt=2&amp;tn=baiduwb&amp;rn=20&amp;cl=2&amp;wd=%B7%F0ɽ">http://www.baidu.com/s?rtt=2&amp;tn=baiduwb&amp;rn=20&amp;cl=2&amp;wd=%B7%F0%C9%BD</text:a></text:p>
                </text:list-item>
                <text:list-item>
                  <text:p text:style-name="P1">云云微博搜索：<text:a xlink:type="simple" xlink:href="http://weibo.yunyun.com/Weibo.php">http://weibo.yunyun.com/Weibo.php</text:a> <text:s/>非常容易被封。</text:p>
                </text:list-item>
                <text:list-item>
                  <text:p text:style-name="P1">研究如何抓取腾讯微博？？</text:p>
                </text:list-item>
              </text:list>
            </text:list-item>
          </text:list>
        </text:list-item>
        <text:list-item>
          <text:p text:style-name="P1">定向抓取微博用户发布的信息：</text:p>
          <text:list>
            <text:list-item>
              <text:p text:style-name="P1">要抓取的微博用户10万以上，用户页面如：<text:a xlink:type="simple" xlink:href="http://weibo.com/kaifulee">http://weibo.com/kaifulee</text:a></text:p>
            </text:list-item>
            <text:list-item>
              <text:p text:style-name="P1">每隔一定时间扫描每个用户的页面，提取微博信息数据并存入DB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elion </meta:initial-creator>
    <meta:creation-date>2013-05-14T10:51:00</meta:creation-date>
    <dc:date>2013-05-14T11:09:30</dc:date>
    <dc:creator>veelion </dc:creator>
    <meta:editing-duration>PT4M1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2" meta:word-count="101" meta:character-count="507" meta:non-whitespace-character-count="595"/>
  </office:meta>
</office:document-meta>
</file>